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Arial Unicode MS1" svg:font-family="'Arial Unicode MS'" style:font-family-generic="swiss"/>
    <style:font-face style:name="Palatino" svg:font-family="Palatino" style:font-family-generic="roman" style:font-pitch="variable"/>
    <style:font-face style:name="Palatino2" svg:font-family="Palatino" style:font-adornments="Fett" style:font-family-generic="roman" style:font-pitch="variable"/>
    <style:font-face style:name="Palatino1" svg:font-family="Palatino" style:font-adornments="Standard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Palatino" fo:font-size="10pt" style:font-size-asian="8.75pt" style:font-size-complex="10pt"/>
    </style:style>
    <style:style style:name="P2" style:family="paragraph" style:parent-style-name="Text_20_body">
      <style:paragraph-properties fo:line-height="115%"/>
      <style:text-properties fo:font-weight="bold" officeooo:paragraph-rsid="00120975" style:font-weight-asian="bold" style:font-weight-complex="bold"/>
    </style:style>
    <style:style style:name="P3" style:family="paragraph" style:parent-style-name="Text_20_body">
      <style:text-properties fo:font-weight="normal" officeooo:rsid="006a43c4" officeooo:paragraph-rsid="00120975" style:font-weight-asian="normal" style:font-weight-complex="normal"/>
    </style:style>
    <style:style style:name="P4" style:family="paragraph" style:parent-style-name="Text_20_body">
      <style:text-properties fo:font-weight="normal" officeooo:rsid="006a43c4" officeooo:paragraph-rsid="0020af6b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hyphenation-ladder-count="no-limit" fo:text-indent="0cm" style:auto-text-indent="false"/>
      <style:text-properties fo:font-size="10pt" officeooo:rsid="00733cbc" officeooo:paragraph-rsid="00101ae8" style:font-size-asian="10pt" style:font-size-complex="10pt" fo:hyphenate="true" fo:hyphenation-remain-char-count="2" fo:hyphenation-push-char-count="2"/>
    </style:style>
    <style:style style:name="P6" style:family="paragraph" style:parent-style-name="Text_20_body" style:master-page-name="">
      <style:paragraph-properties fo:margin-left="0cm" fo:margin-right="0cm" fo:margin-top="0cm" fo:margin-bottom="0.25cm" loext:contextual-spacing="false" fo:text-align="justify" style:justify-single-word="false" fo:hyphenation-ladder-count="no-limit" fo:text-indent="0cm" style:auto-text-indent="false" style:page-number="auto"/>
      <style:text-properties fo:font-size="10pt" officeooo:rsid="0071acad" officeooo:paragraph-rsid="00101ae8" style:font-size-asian="10pt" style:font-size-complex="10pt" fo:hyphenate="true" fo:hyphenation-remain-char-count="2" fo:hyphenation-push-char-count="2"/>
    </style:style>
    <style:style style:name="P7" style:family="paragraph" style:parent-style-name="Text_20_body" style:master-page-name="">
      <style:paragraph-properties fo:margin-left="0cm" fo:margin-right="0cm" fo:margin-top="0cm" fo:margin-bottom="0.499cm" loext:contextual-spacing="false" fo:text-align="justify" style:justify-single-word="false" fo:hyphenation-ladder-count="no-limit" fo:text-indent="0cm" style:auto-text-indent="false" style:page-number="auto"/>
      <style:text-properties fo:font-size="10pt" officeooo:rsid="00733cbc" officeooo:paragraph-rsid="00101ae8" style:font-size-asian="10pt" style:font-size-complex="10pt" fo:hyphenate="true" fo:hyphenation-remain-char-count="2" fo:hyphenation-push-char-count="2"/>
    </style:style>
    <style:style style:name="P8" style:family="paragraph" style:parent-style-name="Text_20_body" style:list-style-name="L1">
      <style:text-properties fo:font-weight="bold" officeooo:rsid="00653a1f" officeooo:paragraph-rsid="00120975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677aea" officeooo:paragraph-rsid="00120975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6dd036" officeooo:paragraph-rsid="00120975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6a43c4" officeooo:paragraph-rsid="00120975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6f9644" officeooo:paragraph-rsid="00120975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7163f6" officeooo:paragraph-rsid="00120975" style:font-weight-asian="bold" style:font-weight-complex="bold"/>
    </style:style>
    <style:style style:name="P14" style:family="paragraph" style:parent-style-name="Text_20_body" style:list-style-name="L1">
      <style:text-properties officeooo:rsid="00677aea" officeooo:paragraph-rsid="00120975"/>
    </style:style>
    <style:style style:name="P15" style:family="paragraph" style:parent-style-name="Text_20_body" style:list-style-name="L1">
      <style:text-properties officeooo:rsid="00677aea" officeooo:paragraph-rsid="001e2dff"/>
    </style:style>
    <style:style style:name="P16" style:family="paragraph" style:parent-style-name="Text_20_body" style:list-style-name="L1">
      <style:text-properties officeooo:rsid="006a43c4" officeooo:paragraph-rsid="00120975"/>
    </style:style>
    <style:style style:name="P17" style:family="paragraph" style:parent-style-name="Text_20_body" style:list-style-name="L1">
      <style:text-properties officeooo:rsid="008755a1" officeooo:paragraph-rsid="00120975"/>
    </style:style>
    <style:style style:name="P18" style:family="paragraph" style:parent-style-name="Text_20_body" style:list-style-name="L1">
      <style:text-properties officeooo:rsid="006dd036" officeooo:paragraph-rsid="00120975"/>
    </style:style>
    <style:style style:name="P19" style:family="paragraph" style:parent-style-name="Text_20_body" style:list-style-name="L1">
      <style:text-properties officeooo:rsid="0071acad" officeooo:paragraph-rsid="00120975"/>
    </style:style>
    <style:style style:name="P20" style:family="paragraph" style:parent-style-name="Text_20_body" style:list-style-name="L1">
      <style:text-properties officeooo:rsid="00120975" officeooo:paragraph-rsid="00120975"/>
    </style:style>
    <style:style style:name="P21" style:family="paragraph" style:parent-style-name="Text_20_body" style:list-style-name="L1">
      <style:paragraph-properties fo:margin-left="1.27cm" fo:margin-right="0cm" fo:margin-top="0.499cm" fo:margin-bottom="0.101cm" loext:contextual-spacing="false" fo:text-indent="-0.64cm" style:auto-text-indent="false" fo:break-before="page">
        <style:tab-stops/>
      </style:paragraph-properties>
      <style:text-properties fo:font-weight="bold" officeooo:rsid="00653a1f" officeooo:paragraph-rsid="00120975" style:font-weight-asian="bold" style:font-weight-complex="bold"/>
    </style:style>
    <style:style style:name="P22" style:family="paragraph" style:parent-style-name="Heading_20_1">
      <style:paragraph-properties fo:margin-left="0cm" fo:margin-right="0cm" fo:margin-top="0.42cm" fo:margin-bottom="0.4cm" loext:contextual-spacing="false" fo:text-indent="0cm" style:auto-text-indent="false"/>
      <style:text-properties officeooo:paragraph-rsid="00101ae8"/>
    </style:style>
    <style:style style:name="T1" style:family="text">
      <style:text-properties officeooo:rsid="00744467"/>
    </style:style>
    <style:style style:name="T2" style:family="text">
      <style:text-properties fo:font-style="italic" officeooo:rsid="001adb49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f16d6" style:font-weight-asian="bold" style:font-weight-complex="bold"/>
    </style:style>
    <style:style style:name="T6" style:family="text">
      <style:text-properties officeooo:rsid="0071acad"/>
    </style:style>
    <style:style style:name="T7" style:family="text">
      <style:text-properties officeooo:rsid="006dd036"/>
    </style:style>
    <style:style style:name="T8" style:family="text">
      <style:text-properties officeooo:rsid="006a43c4"/>
    </style:style>
    <style:style style:name="T9" style:family="text">
      <style:text-properties officeooo:rsid="00733cbc"/>
    </style:style>
    <style:style style:name="T10" style:family="text">
      <style:text-properties officeooo:rsid="006f16d6"/>
    </style:style>
    <style:style style:name="T11" style:family="text">
      <style:text-properties officeooo:rsid="00120975"/>
    </style:style>
    <style:style style:name="T12" style:family="text">
      <style:text-properties officeooo:rsid="00197199"/>
    </style:style>
    <style:style style:name="T13" style:family="text">
      <style:text-properties officeooo:rsid="001adb49"/>
    </style:style>
    <style:style style:name="T14" style:family="text">
      <style:text-properties officeooo:rsid="001c7c3e"/>
    </style:style>
    <style:style style:name="T15" style:family="text">
      <style:text-properties fo:font-size="10pt" officeooo:rsid="00145c0c"/>
    </style:style>
    <style:style style:name="T16" style:family="text">
      <style:text-properties fo:font-size="10pt" officeooo:rsid="0014f230"/>
    </style:style>
    <style:style style:name="T17" style:family="text">
      <style:text-properties fo:font-size="10pt" officeooo:rsid="00127dc0"/>
    </style:style>
    <style:style style:name="T18" style:family="text">
      <style:text-properties officeooo:rsid="002637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Vorschlag: Wikipedia-Artikel beurteilen</text:h>
      <text:p text:style-name="P6">Die Wikipedia in deutscher Sprache hat zurzeit 2,2 Millionen Artikel. <text:span text:style-name="T4">Jeder Artikel steht für sich, es gibt nicht </text:span><text:span text:style-name="T3">die</text:span><text:span text:style-name="T4"> Qualität </text:span><text:span text:style-name="T3">der</text:span><text:span text:style-name="T4"> Wikipedia, jeder Artikel muss für sich bewertet werden.</text:span> </text:p>
      <text:p text:style-name="P5"><text:span text:style-name="T18">Bei der Arbeit i</text:span>m Wiki steht der Konflikt an erster Stelle: Alles geschieht im Konflikt – die Beiträge anderer verbessern, verwerfen, eigene Formulierungen gegen andere durchsetzen. Zwischen den Autoren gibt es <text:span text:style-name="T4">Aushandlungsprozesse</text:span> um die inhaltliche Richtigkeit. Konflikte werden teils im Diskurs beigelegt, teils durch Administratoren entschieden. <text:span text:style-name="T12">Diese können </text:span>Artikel <text:span text:style-name="T12">löschen</text:span>, für die weitere Bearbeitung zeitweise <text:span text:style-name="T18">sperren</text:span> oder Benutzerkonten ganz oder zeitweilig <text:span text:style-name="T12">sperren, wenn sie massiv gegen Regeln verstoßen.</text:span></text:p>
      <text:p text:style-name="P7"><text:span text:style-name="T13">E</text:span>ingedenk dessen: <text:span text:style-name="T13">Wie könnte man</text:span> einen Wikipedia-Artikel, den man zum ersten Mal liest, beurteilen? <text:span text:style-name="T13">Nachfolgend einige Gesichtspunkte, die ggf. insoweit hilfreich sein </text:span><text:span text:style-name="T2">können</text:span><text:span text:style-name="T13">:</text:span></text:p>
      <text:list xml:id="list652039426" text:style-name="L1">
        <text:list-item>
          <text:p text:style-name="P8">Oberflächliche Ebene: Ein erster Blick auf den Artikel</text:p>
          <text:list>
            <text:list-item>
              <text:p text:style-name="P8">Was steht drin?</text:p>
            </text:list-item>
            <text:list-item>
              <text:p text:style-name="P8">Wie aktuell ist der Artikel?</text:p>
              <text:list>
                <text:list-item>
                  <text:p text:style-name="P14">Technisch: </text:p>
                  <text:list>
                    <text:list-item>
                      <text:p text:style-name="P14">Wann wurde er angelegt?</text:p>
                    </text:list-item>
                    <text:list-item>
                      <text:p text:style-name="P14">Wann wurde er zuletzt <text:span text:style-name="T4">inhaltlich</text:span> bearbeitet?</text:p>
                    </text:list-item>
                  </text:list>
                </text:list-item>
                <text:list-item>
                  <text:p text:style-name="P14">Inhaltlich: </text:p>
                  <text:list>
                    <text:list-item>
                      <text:p text:style-name="P14">Welches Datum haben die Angaben im Fließtext?</text:p>
                    </text:list-item>
                    <text:list-item>
                      <text:p text:style-name="P14">Welches Datum haben die Belege?</text:p>
                    </text:list-item>
                  </text:list>
                </text:list-item>
              </text:list>
            </text:list-item>
            <text:list-item>
              <text:p text:style-name="P14"><text:span text:style-name="T4">Ist der Artikel umstritten?</text:span> Blick auf </text:p>
              <text:list>
                <text:list-item>
                  <text:p text:style-name="P15">die Diskussionsseite des Artikels <text:span text:style-name="T14">(ggf. im Seitenarchiv) </text:span>und </text:p>
                </text:list-item>
                <text:list-item>
                  <text:p text:style-name="P14">auf die Diskussionsseiten der Hauptautoren <text:span text:style-name="T14">(ggf. im Seitenarchiv)</text:span></text:p>
                </text:list-item>
              </text:list>
            </text:list-item>
            <text:list-item>
              <text:p text:style-name="P9">Ist der Artikel inhaltlich korrekt?</text:p>
              <text:list>
                <text:list-item>
                  <text:p text:style-name="P14"><text:span text:style-name="T4">Stimmen die Fakten</text:span>, die angeführt werden?</text:p>
                </text:list-item>
                <text:list-item>
                  <text:p text:style-name="P16">Ist der Artikel <text:span text:style-name="T4">auf der Höhe der Diskussion</text:span> in dem jeweiligen Fach?</text:p>
                </text:list-item>
                <text:list-item>
                  <text:p text:style-name="P14">Ist die <text:span text:style-name="T4">Darstellung schlüssig</text:span> und sinnvoll?</text:p>
                </text:list-item>
                <text:list-item>
                  <text:p text:style-name="P16">Ist <text:span text:style-name="T6">der Text </text:span><text:span text:style-name="T4">gut verständlich</text:span>, <text:span text:style-name="T6">auch für Laien</text:span>?</text:p>
                </text:list-item>
                <text:list-item>
                  <text:p text:style-name="P14"><text:span text:style-name="T4">Gibt es Lücken</text:span> in der Darstellung? Was fehlt?</text:p>
                </text:list-item>
                <text:list-item>
                  <text:p text:style-name="P14"><text:span text:style-name="T4">Gibt es Widersprüche</text:span> </text:p>
                  <text:list>
                    <text:list-item>
                      <text:p text:style-name="P14">innerhalb des Artikels?</text:p>
                    </text:list-item>
                    <text:list-item>
                      <text:p text:style-name="P14">zu anderen Artikeln?</text:p>
                    </text:list-item>
                    <text:list-item>
                      <text:p text:style-name="P14">zu anderen Quellen außerhalb von Wikipedia? </text:p>
                    </text:list-item>
                    <text:list-item>
                      <text:p text:style-name="P17">Wie ist damit umzugehen? Was ist richtig?</text:p>
                    </text:list-item>
                  </text:list>
                </text:list-item>
                <text:list-item>
                  <text:p text:style-name="P14">Ist der Artikel <text:span text:style-name="T4">tendenziös oder neutral</text:span> gefasst? </text:p>
                </text:list-item>
                <text:list-item>
                  <text:p text:style-name="P14">Was ist ggf. von der <text:span text:style-name="T4">Bebilderung</text:span> zu halten? <text:span text:style-name="T7">Sind die Auswahl der Bilder und die Beschriftungen korrekt?</text:span></text:p>
                </text:list-item>
              </text:list>
            </text:list-item>
            <text:list-item>
              <text:p text:style-name="P18">Handelt es sich um ein <text:span text:style-name="T4">laufendes Ereignis</text:span> oder wird der Artikel sonst derzeit überarbeitet? <text:span text:style-name="T4">Welche Passagen sind zuletzt überarbeitet worden?</text:span></text:p>
            </text:list-item>
          </text:list>
        </text:list-item>
      </text:list>
      <text:p text:style-name="P2"/>
      <text:list xml:id="list184750067253180" text:continue-numbering="true" text:style-name="L1">
        <text:list-item>
          <text:p text:style-name="P21">Etwas eingehender: Wie ist der Artikel entstanden?</text:p>
          <text:list>
            <text:list-item>
              <text:p text:style-name="P14">Wer hat den Artikel bearbeitet?</text:p>
            </text:list-item>
            <text:list-item>
              <text:p text:style-name="P9">Wer sind die Hauptautoren?</text:p>
              <text:list>
                <text:list-item>
                  <text:p text:style-name="P14">Blick in die Versionsgeschichte.</text:p>
                </text:list-item>
                <text:list-item>
                  <text:p text:style-name="P14">Einsatz von verschiedenen <text:span text:style-name="T4">Tools</text:span>.</text:p>
                </text:list-item>
              </text:list>
            </text:list-item>
            <text:list-item>
              <text:p text:style-name="P14">Blick <text:span text:style-name="T8">auf </text:span></text:p>
              <text:list>
                <text:list-item>
                  <text:p text:style-name="P14"><text:span text:style-name="T8">die </text:span>Benutzerseiten <text:span text:style-name="T8">der Autoren</text:span></text:p>
                </text:list-item>
                <text:list-item>
                  <text:p text:style-name="P16">auf die Diskussionsseiten der Autoren.</text:p>
                </text:list-item>
              </text:list>
            </text:list-item>
            <text:list-item>
              <text:p text:style-name="P18">Wenn es mehrere Hauptautoren gibt: </text:p>
              <text:list>
                <text:list-item>
                  <text:p text:style-name="P10">Wer hat welche Abschnitte des Texts bearbeitet?</text:p>
                </text:list-item>
                <text:list-item>
                  <text:p text:style-name="P18">Wer hat welche Bilder ausgewählt? </text:p>
                  <text:list>
                    <text:list-item>
                      <text:p text:style-name="P19">Hätte es auch andere Bilder gegeben?</text:p>
                    </text:list-item>
                  </text:list>
                </text:list-item>
                <text:list-item>
                  <text:p text:style-name="P18"><text:span text:style-name="T4">Gab es Diskussionen</text:span> zwischen den Autoren? <text:span text:style-name="T9">Haben sie ihre Bearbeitungen im Diskurs oder in den Kommentarzeilen in der Versionsgeschichte begründet?</text:span></text:p>
                </text:list-item>
              </text:list>
            </text:list-item>
          </text:list>
        </text:list-item>
        <text:list-item>
          <text:p text:style-name="P8">Darüber hinausgehend: Wie ist der Artikel zu verstehen? </text:p>
          <text:list>
            <text:list-item>
              <text:p text:style-name="P20"><text:span text:style-name="T4">Welche Geschichte erzählt der Artikel</text:span> – über seinen Inhalt hinaus?</text:p>
            </text:list-item>
            <text:list-item>
              <text:p text:style-name="P16">Fachliche Einordnung:</text:p>
              <text:list>
                <text:list-item>
                  <text:p text:style-name="P16">Spiegelt der Artikel Diskussionen (zutreffend) wider, die auch in der Fachliteratur eine Rolle spielen?</text:p>
                </text:list-item>
                <text:list-item>
                  <text:p text:style-name="P16">Beherrschen die Autoren die Fachsprache? <text:span text:style-name="T11">Wie steht es überhaupt um die Autoren dieses Fachs in Wikipedia?</text:span></text:p>
                </text:list-item>
                <text:list-item>
                  <text:p text:style-name="P16">Falls es Vereinfachungen gibt: Gehen sie auf Kosten der Korrektheit des Inhalts?</text:p>
                </text:list-item>
              </text:list>
            </text:list-item>
            <text:list-item>
              <text:p text:style-name="P16">Gesellschaftliche Einordung</text:p>
              <text:list>
                <text:list-item>
                  <text:p text:style-name="P11">Welchen gesellschaftlichen Gruppen gehören die Autoren <text:span text:style-name="T11">(wahrscheinlich) </text:span>an?</text:p>
                </text:list-item>
                <text:list-item>
                  <text:p text:style-name="P16">Spiegeln sie einen <text:span text:style-name="T4">Konflikt</text:span> wider, der von anderen Orten herrührt und der hier aktualisiert wird?</text:p>
                </text:list-item>
                <text:list-item>
                  <text:p text:style-name="P16">Welche <text:span text:style-name="T4">Ideologien</text:span> werden vertreten? <text:span text:style-name="T10">Welche </text:span><text:span text:style-name="T5">Schulen</text:span><text:span text:style-name="T10"> treten auf?</text:span></text:p>
                </text:list-item>
              </text:list>
            </text:list-item>
            <text:list-item>
              <text:p text:style-name="P12">Welche Rolle spielen die Trends bei der Entwicklung von Wikipedia für den Artikel?</text:p>
              <text:list>
                <text:list-item>
                  <text:p text:style-name="P12">Fehlende Aktualisierung?</text:p>
                </text:list-item>
                <text:list-item>
                  <text:p text:style-name="P12">Fehlender Peer-Review?</text:p>
                </text:list-item>
                <text:list-item>
                  <text:p text:style-name="P13">Ist der Artikel als Werbe- oder PR-Maßnahme entstanden?</text:p>
                </text:list-item>
              </text:list>
            </text:list-item>
          </text:list>
        </text:list-item>
        <text:list-item>
          <text:p text:style-name="P11"><text:span text:style-name="T1">Ergebnis: </text:span>Wie ist der Artikel insgesamt einzuordnen oder zu bewerten?</text:p>
        </text:list-item>
      </text:list>
      <text:p text:style-name="P3"/>
      <text:p text:style-name="P4"><text:span text:style-name="T15">Erstellt von Dr. Jürgen Fenn, </text:span><text:span text:style-name="T16">Neu-Isenburg, </text:span><text:span text:style-name="T15">http://juergenfenn.de/ – </text:span><text:span text:style-name="T17">Stand: Oktober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Arial Unicode MS1" svg:font-family="'Arial Unicode MS'" style:font-family-generic="swiss"/>
    <style:font-face style:name="Palatino" svg:font-family="Palatino" style:font-family-generic="roman" style:font-pitch="variable"/>
    <style:font-face style:name="Palatino2" svg:font-family="Palatino" style:font-adornments="Fett" style:font-family-generic="roman" style:font-pitch="variable"/>
    <style:font-face style:name="Palatino1" svg:font-family="Palatino" style:font-adornments="Standard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nlo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enlo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enlo" fo:font-family="Menlo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line-height="115%" fo:text-indent="0cm" style:auto-text-indent="false"/>
      <style:text-properties style:font-name="Palatino1" fo:font-family="Palatino" style:font-style-name="Standard" style:font-family-generic="roman" style:font-pitch="variable" fo:font-size="11pt"/>
    </style:style>
    <style:style style:name="List" style:family="paragraph" style:parent-style-name="Text_20_body" style:class="list">
      <style:text-properties style:font-name="Menlo" fo:font-family="Menlo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enlo" fo:font-family="Menlo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nlo" fo:font-family="Menlo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Palatino2" fo:font-family="Palatino" style:font-style-name="Fett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alatino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2:26:00.582017450</meta:creation-date>
    <meta:editing-cycles>19</meta:editing-cycles>
    <meta:editing-duration>P1DT9H47M30S</meta:editing-duration>
    <dc:date>2018-10-31T18:47:49.267883468</dc:date>
    <meta:generator>LibreOffice/6.1.2.1$MacOSX_X86_64 LibreOffice_project/65905a128db06ba48db947242809d14d3f9a93fe</meta:generator>
    <meta:print-date>2018-10-24T12:04:26.289203716</meta:print-date>
    <meta:document-statistic meta:table-count="0" meta:image-count="0" meta:object-count="0" meta:page-count="2" meta:paragraph-count="60" meta:word-count="567" meta:character-count="3697" meta:non-whitespace-character-count="3229"/>
  </office:meta>
</office:document-meta>
</file>